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e1" style:family="table">
      <style:table-properties style:width="6.925in" table:align="margins"/>
    </style:style>
    <style:style style:name="Table1.A" style:family="table-column">
      <style:table-column-properties style:column-width="6.925in" style:rel-column-width="9972*"/>
    </style:style>
    <style:style style:name="Table1.1" style:family="table-row">
      <style:table-row-properties style:min-row-height="2.0604in"/>
    </style:style>
    <style:style style:name="Table1.A1" style:family="table-cell">
      <style:table-cell-properties style:writing-mode="page"/>
    </style:style>
    <style:style style:name="Table2" style:family="table">
      <style:table-properties style:width="6.925in" table:align="margins"/>
    </style:style>
    <style:style style:name="Table2.A" style:family="table-column">
      <style:table-column-properties style:column-width="6.925in" style:rel-column-width="9972*"/>
    </style:style>
    <style:style style:name="Table2.1" style:family="table-row">
      <style:table-row-properties style:min-row-height="2.0604in"/>
    </style:style>
    <style:style style:name="Table2.A1" style:family="table-cell">
      <style:table-cell-properties style:writing-mode="page"/>
    </style:style>
    <style:style style:name="Table3" style:family="table">
      <style:table-properties style:width="6.925in" table:align="margins"/>
    </style:style>
    <style:style style:name="Table3.A" style:family="table-column">
      <style:table-column-properties style:column-width="6.925in" style:rel-column-width="9972*"/>
    </style:style>
    <style:style style:name="Table3.1" style:family="table-row">
      <style:table-row-properties style:min-row-height="1.7479in"/>
    </style:style>
    <style:style style:name="Table3.A1" style:family="table-cell">
      <style:table-cell-properties style:writing-mode="page"/>
    </style:style>
    <style:style style:name="Table4" style:family="table">
      <style:table-properties style:width="6.925in" table:align="margins"/>
    </style:style>
    <style:style style:name="Table4.A" style:family="table-column">
      <style:table-column-properties style:column-width="6.925in" style:rel-column-width="9972*"/>
    </style:style>
    <style:style style:name="Table4.1" style:family="table-row">
      <style:table-row-properties style:min-row-height="1.1924in"/>
    </style:style>
    <style:style style:name="Table4.A1" style:family="table-cell">
      <style:table-cell-properties style:writing-mode="page"/>
    </style:style>
    <style:style style:name="Table5" style:family="table">
      <style:table-properties style:width="6.925in" table:align="margins"/>
    </style:style>
    <style:style style:name="Table5.A" style:family="table-column">
      <style:table-column-properties style:column-width="6.925in" style:rel-column-width="9972*"/>
    </style:style>
    <style:style style:name="Table5.1" style:family="table-row">
      <style:table-row-properties style:min-row-height="1.1924in"/>
    </style:style>
    <style:style style:name="Table5.A1" style:family="table-cell">
      <style:table-cell-properties style:writing-mode="page"/>
    </style:style>
    <style:style style:name="Table6" style:family="table">
      <style:table-properties style:width="6.925in" table:align="margins"/>
    </style:style>
    <style:style style:name="Table6.A" style:family="table-column">
      <style:table-column-properties style:column-width="6.925in" style:rel-column-width="9972*"/>
    </style:style>
    <style:style style:name="Table6.1" style:family="table-row">
      <style:table-row-properties style:min-row-height="1.1924in"/>
    </style:style>
    <style:style style:name="Table6.A1" style:family="table-cell">
      <style:table-cell-properties style:writing-mode="page"/>
    </style:style>
    <style:style style:name="Table7" style:family="table">
      <style:table-properties style:width="6.925in" table:align="margins"/>
    </style:style>
    <style:style style:name="Table7.A" style:family="table-column">
      <style:table-column-properties style:column-width="6.925in" style:rel-column-width="9972*"/>
    </style:style>
    <style:style style:name="Table7.1" style:family="table-row">
      <style:table-row-properties style:min-row-height="1.1924in"/>
    </style:style>
    <style:style style:name="Table7.A1" style:family="table-cell">
      <style:table-cell-properties style:writing-mode="page"/>
    </style:style>
    <style:style style:name="P1" style:family="paragraph" style:parent-style-name="Standard">
      <style:text-properties style:font-name="Liberation Serif" fo:font-size="28pt" fo:font-weight="normal" officeooo:rsid="00065652" officeooo:paragraph-rsid="000f0973" style:font-size-asian="28pt" style:font-weight-asian="normal" style:font-size-complex="28pt" style:font-weight-complex="normal"/>
    </style:style>
    <style:style style:name="P2" style:family="paragraph" style:parent-style-name="Standard">
      <style:text-properties style:font-name="Liberation Serif" officeooo:rsid="00065652" officeooo:paragraph-rsid="000f0973"/>
    </style:style>
    <style:style style:name="P3" style:family="paragraph" style:parent-style-name="Standard">
      <style:text-properties style:font-name="Liberation Serif" officeooo:paragraph-rsid="000f0973"/>
    </style:style>
    <style:style style:name="P4" style:family="paragraph" style:parent-style-name="Standard">
      <style:text-properties fo:color="#000000" loext:opacity="100%" style:font-name="Liberation Serif" fo:letter-spacing="normal" officeooo:paragraph-rsid="000f0973"/>
    </style:style>
    <style:style style:name="P5" style:family="paragraph" style:parent-style-name="Standard">
      <style:text-properties officeooo:paragraph-rsid="000f0973"/>
    </style:style>
    <style:style style:name="P6" style:family="paragraph" style:parent-style-name="Heading_20_2">
      <style:text-properties officeooo:paragraph-rsid="001cf534"/>
    </style:style>
    <style:style style:name="P7" style:family="paragraph" style:parent-style-name="Standard">
      <style:text-properties fo:font-size="18pt" fo:font-weight="bold" style:font-size-asian="18pt" style:font-weight-asian="bold" style:font-size-complex="18pt" style:font-weight-complex="bold"/>
    </style:style>
    <style:style style:name="P8" style:family="paragraph" style:parent-style-name="Standard">
      <style:text-properties fo:font-size="18pt" fo:font-weight="bold" officeooo:paragraph-rsid="001cf534" style:font-size-asian="18pt" style:font-weight-asian="bold" style:font-size-complex="18pt" style:font-weight-complex="bold"/>
    </style:style>
    <style:style style:name="P9" style:family="paragraph" style:parent-style-name="Standard">
      <style:text-properties fo:font-size="16pt" fo:font-weight="bold" style:font-size-asian="16pt" style:font-weight-asian="bold" style:font-size-complex="16pt" style:font-weight-complex="bold"/>
    </style:style>
    <style:style style:name="P10" style:family="paragraph" style:parent-style-name="Standard">
      <style:text-properties fo:font-size="16pt" fo:font-weight="bold" officeooo:paragraph-rsid="0011378d" style:font-size-asian="16pt" style:font-weight-asian="bold" style:font-size-complex="16pt" style:font-weight-complex="bold"/>
    </style:style>
    <style:style style:name="P11" style:family="paragraph" style:parent-style-name="Standard">
      <style:text-properties officeooo:paragraph-rsid="00108faf"/>
    </style:style>
    <style:style style:name="P12" style:family="paragraph" style:parent-style-name="Standard">
      <style:text-properties officeooo:rsid="0011378d" officeooo:paragraph-rsid="0011378d"/>
    </style:style>
    <style:style style:name="P13" style:family="paragraph" style:parent-style-name="Standard">
      <style:text-properties officeooo:paragraph-rsid="0011378d"/>
    </style:style>
    <style:style style:name="P14" style:family="paragraph" style:parent-style-name="Standard">
      <style:text-properties officeooo:paragraph-rsid="0014e44e"/>
    </style:style>
    <style:style style:name="P15" style:family="paragraph" style:parent-style-name="Standard">
      <style:text-properties officeooo:paragraph-rsid="0018dd1b"/>
    </style:style>
    <style:style style:name="P16" style:family="paragraph" style:parent-style-name="Standard">
      <style:text-properties officeooo:paragraph-rsid="001cf534"/>
    </style:style>
    <style:style style:name="P17" style:family="paragraph" style:parent-style-name="Standard" style:list-style-name="L1">
      <style:paragraph-properties fo:margin-top="0in" fo:margin-bottom="0in" style:contextual-spacing="false" fo:padding="0.0193in" fo:border="0.06pt solid #d9d9e3"/>
      <style:text-properties officeooo:paragraph-rsid="001cf534"/>
    </style:style>
    <style:style style:name="P18" style:family="paragraph" style:parent-style-name="Table_20_Contents">
      <style:text-properties officeooo:paragraph-rsid="0010137d"/>
    </style:style>
    <style:style style:name="P19" style:family="paragraph" style:parent-style-name="Table_20_Contents">
      <style:text-properties officeooo:paragraph-rsid="00108faf"/>
    </style:style>
    <style:style style:name="P20" style:family="paragraph" style:parent-style-name="Table_20_Contents">
      <style:text-properties officeooo:paragraph-rsid="0011378d"/>
    </style:style>
    <style:style style:name="P21" style:family="paragraph" style:parent-style-name="Table_20_Contents">
      <style:text-properties officeooo:rsid="0011378d" officeooo:paragraph-rsid="0011378d"/>
    </style:style>
    <style:style style:name="P22" style:family="paragraph" style:parent-style-name="Table_20_Contents">
      <style:text-properties officeooo:paragraph-rsid="0014e44e"/>
    </style:style>
    <style:style style:name="P23" style:family="paragraph" style:parent-style-name="Table_20_Contents">
      <style:text-properties officeooo:paragraph-rsid="0018dd1b"/>
    </style:style>
    <style:style style:name="P24" style:family="paragraph" style:parent-style-name="Text_20_body" style:list-style-name="L1">
      <style:paragraph-properties fo:margin-top="0in" fo:margin-bottom="0in" style:contextual-spacing="false" fo:padding="0.0193in" fo:border="0.06pt solid #d9d9e3"/>
      <style:text-properties officeooo:paragraph-rsid="001cf534"/>
    </style:style>
    <style:style style:name="T1" style:family="text">
      <style:text-properties loext:padding="0.0193in" loext:border="0.06pt solid #d9d9e3"/>
    </style:style>
    <style:style style:name="T2" style:family="text">
      <style:text-properties fo:color="#3faf46" loext:opacity="100%" style:font-name="Liberation Serif" fo:font-size="32pt" fo:font-style="italic" officeooo:rsid="00065652" style:font-size-asian="32pt" style:font-style-asian="italic" style:font-size-complex="32pt" style:font-style-complex="italic"/>
    </style:style>
    <style:style style:name="T3" style:family="text">
      <style:text-properties fo:color="#3faf46" loext:opacity="100%" style:font-name="Liberation Serif" fo:font-size="32pt" fo:font-style="italic" fo:font-weight="bold" officeooo:rsid="00065652" style:font-size-asian="32pt" style:font-style-asian="italic" style:font-weight-asian="bold" style:font-size-complex="32pt" style:font-style-complex="italic" style:font-weight-complex="bold"/>
    </style:style>
    <style:style style:name="T4" style:family="text">
      <style:text-properties fo:color="#3faf46" loext:opacity="100%" style:font-name="Liberation Serif" fo:font-size="32pt" fo:font-style="italic" fo:font-weight="bold" officeooo:rsid="00108211" style:font-size-asian="32pt" style:font-style-asian="italic" style:font-weight-asian="bold" style:font-size-complex="32pt" style:font-style-complex="italic" style:font-weight-complex="bold"/>
    </style:style>
    <style:style style:name="T5" style:family="text">
      <style:text-properties fo:font-size="28pt" fo:font-weight="bold" style:font-size-asian="28pt" style:font-weight-asian="bold" style:font-size-complex="28pt" style:font-weight-complex="bold"/>
    </style:style>
    <style:style style:name="T6" style:family="text">
      <style:text-properties fo:font-size="28pt" fo:font-weight="normal" officeooo:rsid="00065652" style:font-size-asian="28pt" style:font-weight-asian="normal" style:font-size-complex="28pt" style:font-weight-complex="normal"/>
    </style:style>
    <style:style style:name="T7" style:family="text">
      <style:text-properties fo:font-size="28pt" fo:font-weight="normal" officeooo:rsid="001154a6" style:font-size-asian="28pt" style:font-weight-asian="normal" style:font-size-complex="28pt" style:font-weight-complex="normal"/>
    </style:style>
    <style:style style:name="T8" style:family="text">
      <style:text-properties fo:font-weight="normal" style:font-weight-asian="normal" style:font-weight-complex="normal"/>
    </style:style>
    <style:style style:name="T9" style:family="text">
      <style:text-properties officeooo:rsid="000f23a2"/>
    </style:style>
    <style:style style:name="T10" style:family="text">
      <style:text-properties fo:font-size="16pt" fo:font-weight="bold" style:font-size-asian="16pt" style:font-weight-asian="bold" style:font-size-complex="16pt" style:font-weight-complex="bold"/>
    </style:style>
    <style:style style:name="T11" style:family="text">
      <style:text-properties officeooo:rsid="0011378d"/>
    </style:style>
    <style:style style:name="T12" style:family="text">
      <style:text-properties officeooo:rsid="0014e44e"/>
    </style:style>
    <style:style style:name="T13" style:family="text">
      <style:text-properties officeooo:rsid="001cf534"/>
    </style:style>
    <style:style style:name="T14" style:family="text">
      <style:text-properties officeooo:rsid="001d35cf"/>
    </style:style>
    <style:style style:name="T15" style:family="text">
      <style:text-properties officeooo:rsid="001fd8ef"/>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span text:style-name="Strong_20_Emphasis"><text:span text:style-name="T2"/></text:span></text:p>
      <text:p text:style-name="P5"><text:span text:style-name="Strong_20_Emphasis"><text:span text:style-name="T3"/></text:span></text:p>
      <text:p text:style-name="P5"><text:span text:style-name="Strong_20_Emphasis"><text:span text:style-name="T3"><text:tab/></text:span></text:span><text:span text:style-name="T3">Mirafra </text:span><text:span text:style-name="T4">T</text:span><text:span text:style-name="T3">echnology PVT LTD </text:spa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pan text:style-name="Strong_20_Emphasis"><text:span text:style-name="T5"><text:tab/> <text:s/>Design Document for Inventory <text:tab/><text:tab/><text:tab/><text:tab/><text:tab/>Management System</text:span></text:span></text:p>
      <text:p text:style-name="P3"><text:span text:style-name="Strong_20_Emphasis"><text:span text:style-name="T8"/></text:span></text:p>
      <text:p text:style-name="P3"/>
      <text:p text:style-name="P3"/>
      <text:p text:style-name="P4"/>
      <text:p text:style-name="P4"/>
      <text:p text:style-name="P4"/>
      <text:p text:style-name="P4"/>
      <text:p text:style-name="P4"/>
      <text:p text:style-name="P4"/>
      <text:p text:style-name="P4"/>
      <text:p text:style-name="P4"/>
      <text:p text:style-name="P4"/>
      <text:p text:style-name="P4"/>
      <text:p text:style-name="P1">Project Owner<text:tab/><text:tab/><text:tab/><text:tab/><text:tab/><text:tab/>Developer</text:p>
      <text:p text:style-name="P3"><text:span text:style-name="Strong_20_Emphasis"><text:span text:style-name="T6">Gaurav Agrarwal<text:tab/><text:tab/><text:tab/><text:tab/><text:tab/></text:span></text:span><text:span text:style-name="Strong_20_Emphasis"><text:span text:style-name="T7">Sugi S</text:span></text:span></text:p>
      <text:p text:style-name="P2"><text:span text:style-name="Strong_20_Emphasis"/></text:p>
      <text:p text:style-name="P2"><text:span text:style-name="Strong_20_Emphasis"/></text:p>
      <text:p text:style-name="P2"><text:span text:style-name="Strong_20_Emphasis"/></text:p>
      <text:p text:style-name="P2"><text:span text:style-name="Strong_20_Emphasis"/></text:p>
      <text:p text:style-name="P2"><text:span text:style-name="Strong_20_Emphasis"/></text:p>
      <text:p text:style-name="P5"/>
      <text:p text:style-name="P7"><text:soft-page-break/><text:span text:style-name="T9">1.</text:span>Introduction</text:p>
      <text:p text:style-name="Standard"/>
      <text:p text:style-name="Standard">The Inventory Management System (IMS) is a command-line based application developed in C language. It aims to efficiently manage different types of inventory, including Books, Hardware, and Software. The system will allow users to perform various operations such as adding, updating, and deleting inventory items. Additionally, it will provide functionalities for searching and filtering inventory items based on specific attributes. This document outlines the overall design, data structures, and functions used in the Inventory Management System.</text:p>
      <text:p text:style-name="Standard"/>
      <text:p text:style-name="P7">2. Data Structures</text:p>
      <text:p text:style-name="Standard"/>
      <text:p text:style-name="Standard"><text:span text:style-name="T10">2.1. Book Inventory Data Structure</text:span></text:p>
      <table:table table:name="Table1" table:style-name="Table1">
        <table:table-column table:style-name="Table1.A"/>
        <table:table-row table:style-name="Table1.1">
          <table:table-cell table:style-name="Table1.A1" office:value-type="string">
            <text:p text:style-name="Table_20_Contents"><text:s text:c="8"/></text:p>
            <text:p text:style-name="Table_20_Contents"><text:s text:c="7"/></text:p>
            <text:p text:style-name="Table_20_Contents"><text:s text:c="8"/>struct book{</text:p>
            <text:p text:style-name="Table_20_Contents"><text:tab/>int isbn_number;</text:p>
            <text:p text:style-name="Table_20_Contents"><text:tab/>int serial_number;</text:p>
            <text:p text:style-name="Table_20_Contents"><text:tab/>char *author;</text:p>
            <text:p text:style-name="Table_20_Contents"><text:tab/>char *book_title;</text:p>
            <text:p text:style-name="Table_20_Contents"><text:tab/>struct book *next;</text:p>
            <text:p text:style-name="Table_20_Contents"><text:s text:c="8"/>};</text:p>
          </table:table-cell>
        </table:table-row>
      </table:table>
      <text:p text:style-name="Standard"/>
      <text:p text:style-name="Standard"><text:span text:style-name="T10">2.2. Hardware Inventory Data Structure</text:span></text:p>
      <table:table table:name="Table2" table:style-name="Table2">
        <table:table-column table:style-name="Table2.A"/>
        <table:table-row table:style-name="Table2.1">
          <table:table-cell table:style-name="Table2.A1" office:value-type="string">
            <text:p text:style-name="P18"><text:s text:c="8"/></text:p>
            <text:p text:style-name="P18"><text:s text:c="7"/>struct hardware{</text:p>
            <text:p text:style-name="P18"><text:tab/>int serial_number;</text:p>
            <text:p text:style-name="P18"><text:tab/>int rom_size;</text:p>
            <text:p text:style-name="P18"><text:tab/>int ram_size;</text:p>
            <text:p text:style-name="P18"><text:tab/>char *name;</text:p>
            <text:p text:style-name="P18"><text:tab/>char *hardware_type;</text:p>
            <text:p text:style-name="P18"><text:tab/>char *hrdwr_os;</text:p>
            <text:p text:style-name="P18"><text:tab/>struct hardware *next;</text:p>
            <text:p text:style-name="P18"><text:s text:c="8"/>};</text:p>
          </table:table-cell>
        </table:table-row>
      </table:table>
      <text:p text:style-name="Standard"><text:span text:style-name="T10"/></text:p>
      <text:p text:style-name="Standard"><text:span text:style-name="T10">2.3. Software Inventory Data Structure</text:span></text:p>
      <table:table table:name="Table3" table:style-name="Table3">
        <table:table-column table:style-name="Table3.A"/>
        <table:table-row table:style-name="Table3.1">
          <table:table-cell table:style-name="Table3.A1" office:value-type="string">
            <text:p text:style-name="P19"><text:s text:c="8"/></text:p>
            <text:p text:style-name="P19"><text:s text:c="7"/>struct software{</text:p>
            <text:p text:style-name="P19"><text:tab/>int serial_number;</text:p>
            <text:p text:style-name="P19"><text:tab/>char *name;</text:p>
            <text:p text:style-name="P19"><text:tab/>char *license_type;</text:p>
            <text:p text:style-name="P19"><text:tab/>char *sftwr_os;</text:p>
            <text:p text:style-name="P19"><text:tab/>struct software *next;</text:p>
            <text:p text:style-name="P19"><text:s text:c="7"/>};</text:p>
          </table:table-cell>
        </table:table-row>
      </table:table>
      <text:p text:style-name="Standard"><text:soft-page-break/></text:p>
      <text:p text:style-name="P7">3. Functions</text:p>
      <text:p text:style-name="Standard"/>
      <text:p text:style-name="P10">3.1. Inventory Management Functions</text:p>
      <text:p text:style-name="P11"><text:span text:style-name="T10"/></text:p>
      <table:table table:name="Table4" table:style-name="Table4">
        <table:table-column table:style-name="Table4.A"/>
        <table:table-row table:style-name="Table4.1">
          <table:table-cell table:style-name="Table4.A1" office:value-type="string">
            <text:p text:style-name="P19"><text:s text:c="8"/></text:p>
            <text:p text:style-name="P19"><text:s text:c="9"/>void Add_Inventory();</text:p>
            <text:p text:style-name="P19"><text:s text:c="9"/>void Update_Inventory();</text:p>
            <text:p text:style-name="P19"><text:s text:c="9"/>void Delete_Inventory();</text:p>
            <text:p text:style-name="P19"><text:s text:c="9"/>void Inventory_queries();</text:p>
          </table:table-cell>
        </table:table-row>
      </table:table>
      <text:p text:style-name="Standard"/>
      <text:p text:style-name="P9">3.<text:span text:style-name="T11">2</text:span>. Inventory Operations</text:p>
      <text:p text:style-name="P13"><text:span text:style-name="T10"/></text:p>
      <table:table table:name="Table5" table:style-name="Table5">
        <table:table-column table:style-name="Table5.A"/>
        <table:table-row table:style-name="Table5.1">
          <table:table-cell table:style-name="Table5.A1" office:value-type="string">
            <text:p text:style-name="P20"><text:s text:c="8"/></text:p>
            <text:p text:style-name="P20"><text:s text:c="9"/><text:span text:style-name="T11">void add_book();</text:span></text:p>
            <text:p text:style-name="P12"><text:s text:c="9"/>void Delete_book();</text:p>
            <text:p text:style-name="P21"><text:s text:c="9"/>void Update_book();</text:p>
            <text:p text:style-name="P21"><text:s text:c="9"/>void add_hardware();</text:p>
            <text:p text:style-name="P21"><text:s text:c="9"/>void Delete_hardware();</text:p>
            <text:p text:style-name="P21"><text:s text:c="9"/>void Update_hardware();</text:p>
            <text:p text:style-name="P21"><text:s text:c="9"/>void add_software();</text:p>
            <text:p text:style-name="P21"><text:s text:c="9"/>void Delete_software();</text:p>
            <text:p text:style-name="P21"><text:s text:c="9"/>void Update_software();</text:p>
            <text:p text:style-name="P21"/>
          </table:table-cell>
        </table:table-row>
      </table:table>
      <text:p text:style-name="P9"/>
      <text:p text:style-name="P9">3.<text:span text:style-name="T12">3</text:span>. Search Functions</text:p>
      <text:p text:style-name="P14"><text:span text:style-name="T10"/></text:p>
      <table:table table:name="Table6" table:style-name="Table6">
        <table:table-column table:style-name="Table6.A"/>
        <table:table-row table:style-name="Table6.1">
          <table:table-cell table:style-name="Table6.A1" office:value-type="string">
            <text:p text:style-name="P22"><text:s text:c="8"/></text:p>
            <text:p text:style-name="P22"><text:s text:c="9"/>void search_book(char*);</text:p>
            <text:p text:style-name="P22"><text:s text:c="9"/>void search_book_isbn(int);</text:p>
            <text:p text:style-name="P22"><text:s text:c="9"/>void Search_hardware_by_name(char*);</text:p>
            <text:p text:style-name="P22"><text:s text:c="9"/>void Search_Software_by_name(char*);</text:p>
            <text:p text:style-name="P22"/>
          </table:table-cell>
        </table:table-row>
      </table:table>
      <text:p text:style-name="P14"/>
      <text:p text:style-name="P9">3.<text:span text:style-name="T15">4</text:span>. Filter Functions</text:p>
      <text:p text:style-name="P15"><text:span text:style-name="T10"/></text:p>
      <table:table table:name="Table7" table:style-name="Table7">
        <table:table-column table:style-name="Table7.A"/>
        <table:table-row table:style-name="Table7.1">
          <table:table-cell table:style-name="Table7.A1" office:value-type="string">
            <text:p text:style-name="P23"><text:s text:c="8"/></text:p>
            <text:p text:style-name="P23"><text:s text:c="9"/>void Filter_Hardware_with_type(char*);</text:p>
            <text:p text:style-name="P23"><text:s text:c="9"/>void Filter_Hardware_with_ROM(int);</text:p>
            <text:p text:style-name="P23"><text:s text:c="9"/>void Filter_Hardware_with_RAM(int);</text:p>
            <text:p text:style-name="P23"><text:s text:c="9"/>void Filter_Hardware_with_OS(char*);</text:p>
            <text:p text:style-name="P23"><text:s text:c="9"/>void Filter_Software_with_OS(char*);</text:p>
            <text:p text:style-name="P23"/>
          </table:table-cell>
        </table:table-row>
      </table:table>
      <text:p text:style-name="P15"/>
      <text:p text:style-name="P7"><text:soft-page-break/></text:p>
      <text:p text:style-name="P7"><text:span text:style-name="T13">4</text:span>. Error Handling</text:p>
      <text:p text:style-name="Standard"/>
      <text:p text:style-name="P16">Error handling will be implemented through error codes or by using the standard "errno" library in C. Whenever an error occurs during file I/O, memory allocation, or any other operation, appropriate error messages will be displayed to the user. </text:p>
      <text:h text:style-name="P6" text:outline-level="2">5. Dynamic Memory Allocation</text:h>
      <text:p text:style-name="P16">Dynamic memory allocation will be used to manage the linked lists for books, hardware, and software. Memory will be allocated to each new inventory item, and memory will be freed when items are deleted. </text:p>
      <text:p text:style-name="P16"/>
      <text:p text:style-name="P8"><text:span text:style-name="T13">6</text:span>. Multiple *.c and *.h Files</text:p>
      <text:p text:style-name="P16"/>
      <text:p text:style-name="P16">To improve modularity and code organization, the system will be divided into multiple C source files (<text:span text:style-name="Emphasis"><text:span text:style-name="T1">.c) and header files (</text:span></text:span>.h). Each source file will contain specific functions related to its corresponding module, and the header files will declare function prototypes and shared data structures. </text:p>
      <text:p text:style-name="P16"/>
      <text:list xml:id="list1933937190" text:style-name="L1">
        <text:list-item>
          <text:p text:style-name="P17">main.c: The main entry point of the program. </text:p>
        </text:list-item>
        <text:list-item>
          <text:p text:style-name="P24">book.c, book.h: Functions and structures related to book inventory.</text:p>
        </text:list-item>
        <text:list-item>
          <text:p text:style-name="P24">hardware.c, hardware.h: Functions and structures related to hardware inventory.</text:p>
        </text:list-item>
        <text:list-item>
          <text:p text:style-name="P24">software.c, software.h: Functions and structures related to software inventory.</text:p>
        </text:list-item>
        <text:list-item>
          <text:p text:style-name="P24"><text:span text:style-name="T13">Inventory</text:span>.c, <text:span text:style-name="T13">Inventory</text:span>.h: Functions for <text:span text:style-name="T13">Maintain inventory system</text:span>.</text:p>
        </text:list-item>
        <text:list-item>
          <text:p text:style-name="P24">search.c, search.h: Functions for searching inventory items.</text:p>
        </text:list-item>
        <text:list-item>
          <text:p text:style-name="P24">filter.c, filter.h: Functions for filtering inventory items..</text:p>
        </text:list-item>
      </text:list>
      <text:p text:style-name="Standard"/>
      <text:p text:style-name="P7"><text:span text:style-name="T13">7</text:span>. Main Program Flow</text:p>
      <text:p text:style-name="Standard"/>
      <text:p text:style-name="Standard">1. The main function will initialize the inventory linked lists <text:span text:style-name="T14">system.</text:span></text:p>
      <text:p text:style-name="Standard">2. The program will display a menu to the user with various options (add, update, delete, <text:s/>search, filter, and <text:span text:style-name="T14">display</text:span>).</text:p>
      <text:p text:style-name="Standard">3. Based on the user's input, the program will call the corresponding functions to perform the desired operation on the inventory data..</text:p>
      <text:p text:style-name="Standard"/>
      <text:p text:style-name="P7"><text:span text:style-name="T14">8</text:span>. Conclusion</text:p>
      <text:p text:style-name="Standard"/>
      <text:p text:style-name="Standard">The Inventory Management System is designed to efficiently handle Books, Hardware, and Software inventory using a variety of functions and data structures in C. The system ensures accurate inventory management, effective search and filtering capabilities, and proper error handling. It provides a user-friendly command-line interface for managing inventory effectively.</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8-02T14:39:07.232000000</meta:creation-date>
    <dc:date>2023-08-03T15:28:31.532000000</dc:date>
    <meta:editing-duration>PT12H28M50S</meta:editing-duration>
    <meta:editing-cycles>14</meta:editing-cycles>
    <meta:generator>LibreOffice/7.3.0.3$Windows_X86_64 LibreOffice_project/0f246aa12d0eee4a0f7adcefbf7c878fc2238db3</meta:generator>
    <meta:document-statistic meta:table-count="7" meta:image-count="0" meta:object-count="0" meta:page-count="4" meta:paragraph-count="87" meta:word-count="519" meta:character-count="4188" meta:non-whitespace-character-count="3408"/>
  </office:meta>
</office:document-meta>
</file>